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cm" fo:min-width="4.28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cm" fo:min-width="4.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62cm" fo:min-width="4.28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1cm" fo:min-width="4.2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="Rounded_20_large_20_Arrow" draw:marker-start-width="0.3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cc99" draw:opacity="100%" draw:textarea-horizontal-align="justify" draw:textarea-vertical-align="middle" draw:auto-grow-height="false" fo:min-height="1.99cm" fo:min-width="4.28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Dashed_20__28_var_29_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Dashed_20__28_var_29_" svg:stroke-width="0.053cm" svg:stroke-color="#000000" draw:marker-start-width="0.28cm" draw:marker-end-width="0.28cm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-color="#99ccff" draw:opacity="100%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99ccff" draw:opacity="100%"/>
      <style:paragraph-properties fo:text-align="center"/>
      <style:text-properties fo:font-size="16pt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cc99" draw:opacity="10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1cm" svg:height="2.54cm" svg:x="7.985cm" svg:y="9.89cm">
          <text:p text:style-name="P1"><text:span text:style-name="T1">Activity:</text:span></text:p>
          <text:p text:style-name="P1"><text:span text:style-name="T2">Datenbank entschlüsseln</text:span></text:p>
          <text:p text:style-name="P1"><text:span text:style-name="T2">(~= Login Bildschi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2.54cm" svg:x="1.381cm" svg:y="9.89cm">
          <text:p text:style-name="P1"><text:span text:style-name="T1">Activity:</text:span></text:p>
          <text:p text:style-name="P1"><text:span text:style-name="T2">Datenbank erste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5.081cm" svg:height="2.508cm" svg:x="7.984cm" svg:y="15.002cm">
          <text:p text:style-name="P1"><text:span text:style-name="T1">Activity:</text:span></text:p>
          <text:p text:style-name="P1"><text:span text:style-name="T2">Account/Passwort-Liste </text:span></text:p>
          <text:p text:style-name="P1"><text:span text:style-name="T2">(add, delete, edit,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5.08cm" svg:height="2.541cm" svg:x="1.381cm" svg:y="20.05cm">
          <text:p text:style-name="P1"><text:span text:style-name="T1">Activity:</text:span></text:p>
          <text:p text:style-name="P1"><text:span text:style-name="T2">Pairing für</text:span></text:p>
          <text:p text:style-name="P1"><text:span text:style-name="T2">Synchronisier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5.08cm" svg:height="2.541cm" svg:x="14.589cm" svg:y="20.05cm">
          <text:p text:style-name="P1"><text:span text:style-name="T1">Activity:</text:span></text:p>
          <text:p text:style-name="P1"><text:span text:style-name="T2">Einstellun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54cm" svg:height="2.54cm" svg:x="5.699cm" svg:y="1.381cm">
          <text:p text:style-name="P1"><text:span text:style-name="T3">App</text:span></text:p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699cm" svg:y1="7.35cm" svg:x2="3.921cm" svg:y2="9.89cm" draw:start-shape="id1" draw:start-glue-point="5" draw:end-shape="id2" draw:end-glue-point="0" svg:d="M5699 7350h-1778v2540" svg:viewBox="0 0 1779 2541">
          <text:p text:style-name="P1">Nein</text:p>
        </draw:connector>
        <draw:connector draw:style-name="gr6" draw:text-style-name="P5" draw:layer="layout" svg:x1="8.239cm" svg:y1="7.35cm" svg:x2="10.525cm" svg:y2="9.89cm" draw:start-shape="id1" draw:start-glue-point="7" draw:end-shape="id3" svg:d="M8239 7350h2286v2540" svg:viewBox="0 0 2287 2541">
          <text:p text:style-name="P1">Ja</text:p>
        </draw:connector>
        <draw:custom-shape draw:style-name="gr7" draw:text-style-name="P6" xml:id="id1" draw:id="id1" draw:layer="layout" svg:width="2.54cm" svg:height="2.54cm" svg:x="5.699cm" svg:y="6.08cm"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6.969cm" svg:y1="3.921cm" svg:x2="6.969cm" svg:y2="6.08cm" draw:start-shape="id4" draw:start-glue-point="8" draw:end-shape="id1" draw:end-glue-point="4" svg:d="M6969 3921v2159" svg:viewBox="0 0 1 2160">
          <text:p text:style-name="P1">Datenbank existiert?</text:p>
        </draw:connector>
        <draw:connector draw:style-name="gr9" draw:text-style-name="P5" draw:layer="layout" svg:x1="10.525cm" svg:y1="12.43cm" svg:x2="10.524cm" svg:y2="15.002cm" draw:start-shape="id3" draw:start-glue-point="2" draw:end-shape="id5" draw:end-glue-point="0" svg:d="M10525 12430v1287h-1v1285" svg:viewBox="0 0 2 2573">
          <text:p/>
        </draw:connector>
        <draw:connector draw:style-name="gr9" draw:text-style-name="P5" draw:layer="layout" svg:x1="10.524cm" svg:y1="17.51cm" svg:x2="3.921cm" svg:y2="20.05cm" draw:start-shape="id5" draw:start-glue-point="2" draw:end-shape="id6" svg:d="M10524 17510v1270h-6603v1270" svg:viewBox="0 0 6604 2541">
          <text:p/>
        </draw:connector>
        <draw:connector draw:style-name="gr9" draw:text-style-name="P5" draw:layer="layout" svg:x1="10.524cm" svg:y1="17.51cm" svg:x2="17.129cm" svg:y2="20.05cm" draw:start-shape="id5" draw:start-glue-point="2" draw:end-shape="id7" svg:d="M10524 17510v1270h6605v1270" svg:viewBox="0 0 6606 2541">
          <text:p/>
        </draw:connector>
        <draw:connector draw:style-name="gr10" draw:text-style-name="P5" draw:layer="layout" svg:x1="3.921cm" svg:y1="12.43cm" svg:x2="7.984cm" svg:y2="16.256cm" draw:start-shape="id2" draw:start-glue-point="2" draw:end-shape="id5" draw:end-glue-point="3" svg:d="M3921 12430v3826h4063" svg:viewBox="0 0 4064 3827">
          <text:p/>
        </draw:connector>
        <draw:custom-shape draw:style-name="gr4" draw:text-style-name="P3" xml:id="id8" draw:id="id8" draw:layer="layout" svg:width="5.08cm" svg:height="2.541cm" svg:x="7.985cm" svg:y="20.05cm">
          <text:p text:style-name="P1"><text:span text:style-name="T1">Activity:</text:span></text:p>
          <text:p text:style-name="P1"><text:span text:style-name="T2">Passwort generie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0.524cm" svg:y1="17.51cm" svg:x2="10.525cm" svg:y2="20.05cm" draw:start-shape="id5" draw:start-glue-point="2" draw:end-shape="id8" draw:end-glue-point="0" svg:d="M10524 17510v1270h1v1270" svg:viewBox="0 0 2 2541">
          <text:p/>
        </draw:connector>
        <draw:custom-shape draw:style-name="gr11" draw:text-style-name="P7" xml:id="id12" draw:id="id12" draw:layer="layout" svg:width="5.08cm" svg:height="2.54cm" svg:x="1.381cm" svg:y="23.86cm">
          <text:p text:style-name="P1"><text:span text:style-name="T1">Modul:</text:span></text:p>
          <text:p text:style-name="P1"><text:span text:style-name="T2">Kommunikation</text:span></text:p>
          <text:p text:style-name="P1"><text:span text:style-name="T2">(z.B. Bluetoot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9" draw:id="id9" draw:layer="layout" svg:width="5.08cm" svg:height="2.54cm" svg:x="14.589cm" svg:y="9.89cm">
          <text:p text:style-name="P1"><text:span text:style-name="T1">Modul:</text:span></text:p>
          <text:p text:style-name="P1"><text:span text:style-name="T2">Verschlüsselu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1" draw:id="id11" draw:layer="layout" svg:width="5.08cm" svg:height="2.54cm" svg:x="7.985cm" svg:y="23.86cm">
          <text:p text:style-name="P1"><text:span text:style-name="T1">Modul:</text:span></text:p>
          <text:p text:style-name="P1"><text:span text:style-name="T2">Passwort-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0" draw:id="id10" draw:layer="layout" svg:width="5.08cm" svg:height="2.54cm" svg:x="14.589cm" svg:y="14.97cm">
          <text:p text:style-name="P1"><text:span text:style-name="T1">Modul:</text:span></text:p>
          <text:p text:style-name="P1"><text:span text:style-name="T2">Datenbank-Manipu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3.066cm" svg:y1="11.16cm" svg:x2="14.589cm" svg:y2="11.16cm" draw:start-shape="id3" draw:start-glue-point="1" draw:end-shape="id9" svg:d="M13066 11160h1523" svg:viewBox="0 0 1524 1">
          <text:p/>
        </draw:connector>
        <draw:connector draw:style-name="gr12" draw:text-style-name="P1" draw:layer="layout" draw:line-skew="-3.43cm 0.768cm" svg:x1="6.461cm" svg:y1="11.16cm" svg:x2="17.129cm" svg:y2="12.43cm" draw:start-shape="id2" draw:start-glue-point="1" draw:end-shape="id9" draw:end-glue-point="2" svg:d="M6461 11160h635v2566h10033v-1296" svg:viewBox="0 0 10669 2567">
          <text:p/>
        </draw:connector>
        <draw:connector draw:style-name="gr12" draw:text-style-name="P1" draw:layer="layout" svg:x1="13.065cm" svg:y1="16.256cm" svg:x2="14.589cm" svg:y2="16.24cm" draw:start-shape="id5" draw:start-glue-point="1" draw:end-shape="id10" draw:end-glue-point="3" svg:d="M13065 16256h762v-16h762" svg:viewBox="0 0 1525 17">
          <text:p/>
        </draw:connector>
        <draw:connector draw:style-name="gr13" draw:text-style-name="P1" draw:layer="layout" svg:x1="10.525cm" svg:y1="22.591cm" svg:x2="10.525cm" svg:y2="23.86cm" draw:start-shape="id8" draw:start-glue-point="2" draw:end-shape="id11" svg:d="M10525 22591v1269" svg:viewBox="0 0 1 1270">
          <text:p/>
        </draw:connector>
        <draw:connector draw:style-name="gr12" draw:text-style-name="P1" draw:layer="layout" svg:x1="3.921cm" svg:y1="22.591cm" svg:x2="3.921cm" svg:y2="23.86cm" draw:start-shape="id6" draw:start-glue-point="2" draw:end-shape="id12" draw:end-glue-point="0" svg:d="M3921 22591v1269" svg:viewBox="0 0 1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7-10-23T11:50:58.769551049</dc:date>
    <meta:editing-duration>PT12M25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